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b801" officeooo:paragraph-rsid="0016b801"/>
    </style:style>
    <style:style style:name="P2" style:family="paragraph" style:parent-style-name="Standard">
      <style:text-properties officeooo:rsid="0016f1f8" officeooo:paragraph-rsid="0016f1f8"/>
    </style:style>
    <style:style style:name="P3" style:family="paragraph" style:parent-style-name="Standard" style:list-style-name="L1">
      <style:text-properties officeooo:rsid="0016f1f8" officeooo:paragraph-rsid="0016f1f8"/>
    </style:style>
    <style:style style:name="P4" style:family="paragraph" style:parent-style-name="Standard" style:list-style-name="L1">
      <style:text-properties officeooo:rsid="0018a933" officeooo:paragraph-rsid="0018a933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estra</text:p>
      <text:p text:style-name="P1">→ mostrar = montrer</text:p>
      <text:p text:style-name="P1">→ verbe à diphtongue (o → ue)</text:p>
      <text:p text:style-name="P1">→ 3<text:span text:style-name="T1">e</text:span> personne singulier</text:p>
      <text:p text:style-name="P1"/>
      <text:p text:style-name="P1">Disfrutan</text:p>
      <text:p text:style-name="P1">→ disfrutar = profiter</text:p>
      <text:p text:style-name="P1">→ verbe régulier</text:p>
      <text:p text:style-name="P1">→ 3<text:span text:style-name="T1">e</text:span> personne pluriel</text:p>
      <text:p text:style-name="P1"/>
      <text:p text:style-name="P1">Está</text:p>
      <text:p text:style-name="P1">→ estar = être (temporaire)</text:p>
      <text:p text:style-name="P1">→ verbe auxiliaire</text:p>
      <text:p text:style-name="P1">→ 3<text:span text:style-name="T1">e</text:span> personne singulier</text:p>
      <text:p text:style-name="P1"/>
      <text:p text:style-name="P1">Podemos</text:p>
      <text:p text:style-name="P1">→ poder = pouvoir</text:p>
      <text:p text:style-name="P1">→ verbe régulier</text:p>
      <text:p text:style-name="P1">→ 1<text:span text:style-name="T1">re</text:span> personne pluriel</text:p>
      <text:p text:style-name="P1"/>
      <text:p text:style-name="P1"/>
      <text:p text:style-name="P1"/>
      <text:p text:style-name="P1"/>
      <text:p text:style-name="P2">Quelles notions relier avec la photo p50</text:p>
      <text:list xml:id="list8951213814616779791" text:style-name="L1">
        <text:list-item>
          <text:p text:style-name="P4">Espacios e Intercambi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1:21:41.701000000</meta:creation-date>
    <dc:date>2018-09-10T09:30:26.422000000</dc:date>
    <meta:editing-duration>PT19M45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8" meta:word-count="64" meta:character-count="344" meta:non-whitespace-character-count="299"/>
  </office:meta>
</office:document-meta>
</file>